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1eb7c" officeooo:paragraph-rsid="0001eb7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1eb7c" officeooo:paragraph-rsid="0001eb7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1eb7c" officeooo:paragraph-rsid="0001eb7c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officeooo:rsid="0001eb7c" officeooo:paragraph-rsid="0001eb7c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style:text-underline-style="none" officeooo:rsid="0001eb7c" officeooo:paragraph-rsid="0001eb7c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style:text-underline-style="none" officeooo:rsid="0004c666" officeooo:paragraph-rsid="0004c666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officeooo:rsid="0004c666" officeooo:paragraph-rsid="0004c666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32pt" officeooo:rsid="0001eb7c" officeooo:paragraph-rsid="0001eb7c" style:font-size-asian="32pt" style:font-size-complex="3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MEMORIA PRACTICA 3</text:p>
      <text:p text:style-name="P2">Zabbix &amp; Ansible</text:p>
      <text:p text:style-name="P1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">José Teodosio Lorente Vallecill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Índice: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19:53:39.927035234</meta:creation-date>
    <dc:date>2022-12-25T16:03:43.854519149</dc:date>
    <meta:editing-duration>PT1H7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" meta:word-count="11" meta:character-count="74" meta:non-whitespace-character-count="67"/>
  </office:meta>
</office:document-meta>
</file>